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rom collections import Counter</text:p>
      <text:p text:style-name="Standard"/>
      <text:p text:style-name="Standard">def read_file(file_path):</text:p>
      <text:p text:style-name="Standard"><text:s text:c="4"/>with open(file_path, 'r') as file:</text:p>
      <text:p text:style-name="Standard"><text:s text:c="8"/>return file.read()</text:p>
      <text:p text:style-name="Standard"/>
      <text:p text:style-name="Standard">def count_words(text):</text:p>
      <text:p text:style-name="Standard"><text:s text:c="4"/>words = text.split()</text:p>
      <text:p text:style-name="Standard"><text:s text:c="4"/>word_counts = Counter(words)</text:p>
      <text:p text:style-name="Standard"><text:s text:c="4"/>return word_counts</text:p>
      <text:p text:style-name="Standard"/>
      <text:p text:style-name="Standard">def print_top_words(word_counts, n=5):</text:p>
      <text:p text:style-name="Standard"><text:s text:c="4"/>most_common_words = word_counts.most_common(n)</text:p>
      <text:p text:style-name="Standard"><text:s text:c="4"/>for word, count in most_common_words:</text:p>
      <text:p text:style-name="Standard"><text:s text:c="8"/>print(f"{word}: {count}")</text:p>
      <text:p text:style-name="Standard"/>
      <text:p text:style-name="Standard">if __name__ == "__main__":</text:p>
      <text:p text:style-name="Standard"><text:s text:c="4"/>file_path = 'sample.txt' <text:s/># Replace with your file path</text:p>
      <text:p text:style-name="Standard"><text:s text:c="4"/>text = read_file(file_path)</text:p>
      <text:p text:style-name="Standard"><text:s text:c="4"/>word_counts = count_words(text)</text:p>
      <text:p text:style-name="Standard"><text:s text:c="4"/>print_top_words(word_counts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1:26:30.207075441</meta:creation-date>
    <dc:date>2024-08-12T11:26:50.925444520</dc:date>
    <meta:editing-duration>PT24S</meta:editing-duration>
    <meta:editing-cycles>1</meta:editing-cycles>
    <meta:document-statistic meta:table-count="0" meta:image-count="0" meta:object-count="0" meta:page-count="1" meta:paragraph-count="17" meta:word-count="56" meta:character-count="565" meta:non-whitespace-character-count="469"/>
    <meta:generator>LibreOffice/7.6.2.1$Linux_X86_64 LibreOffice_project/60$Build-1</meta:generator>
  </office:meta>
</office:document-meta>
</file>